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81">
      <style:text-properties fo:font-weight="bold" style:font-weight-asian="bold" style:font-weight-complex="bold"/>
    </style:style>
    <style:style style:name="ce5" style:family="table-cell" style:parent-style-name="Default" style:data-style-name="N81"/>
    <style:style style:name="ce6" style:family="table-cell" style:parent-style-name="Default" style:data-style-name="N8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error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4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2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4" office:value-type="string" calcext:value-type="string">
            <text:p>ODE1</text:p>
          </table:table-cell>
          <table:table-cell table:style-name="ce4" office:value-type="string" calcext:value-type="string">
            <text:p>ODE2</text:p>
          </table:table-cell>
          <table:table-cell table:style-name="ce4" office:value-type="string" calcext:value-type="string">
            <text:p>ODE3</text:p>
          </table:table-cell>
          <table:table-cell table:style-name="ce4" office:value-type="string" calcext:value-type="string">
            <text:p>ODE4</text:p>
          </table:table-cell>
          <table:table-cell table:style-name="ce4" office:value-type="string" calcext:value-type="string">
            <text:p>ODE5</text:p>
          </table:table-cell>
          <table:table-cell table:style-name="ce1" office:value-type="string" calcext:value-type="string">
            <text:p>NLODE1</text:p>
          </table:table-cell>
          <table:table-cell table:style-name="ce1" office:value-type="string" calcext:value-type="string">
            <text:p>NLODE2</text:p>
          </table:table-cell>
          <table:table-cell table:style-name="ce1" office:value-type="string" calcext:value-type="string">
            <text:p>NLODE3</text:p>
          </table:table-cell>
          <table:table-cell table:style-name="ce1" office:value-type="string" calcext:value-type="string">
            <text:p>NLODE4</text:p>
          </table:table-cell>
          <table:table-cell table:style-name="ce1" office:value-type="string" calcext:value-type="string">
            <text:p>SODE1</text:p>
          </table:table-cell>
          <table:table-cell table:style-name="ce1" office:value-type="string" calcext:value-type="string">
            <text:p>SODE2</text:p>
          </table:table-cell>
          <table:table-cell table:style-name="ce1" office:value-type="string" calcext:value-type="string">
            <text:p>SODE3</text:p>
          </table:table-cell>
          <table:table-cell table:style-name="ce1" office:value-type="string" calcext:value-type="string">
            <text:p>SODE4</text:p>
          </table:table-cell>
          <table:table-cell table:style-name="ce1" office:value-type="string" calcext:value-type="string">
            <text:p>PDE1</text:p>
          </table:table-cell>
          <table:table-cell table:style-name="ce1" office:value-type="string" calcext:value-type="string">
            <text:p>PDE2</text:p>
          </table:table-cell>
          <table:table-cell table:style-name="ce1" office:value-type="string" calcext:value-type="string">
            <text:p>PDE3</text:p>
          </table:table-cell>
          <table:table-cell table:style-name="ce1" office:value-type="string" calcext:value-type="string">
            <text:p>PDE4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run1</text:p>
          </table:table-cell>
          <table:table-cell table:style-name="ce5" office:value-type="float" office:value="0.00000347" calcext:value-type="float">
            <text:p>3,47E-06</text:p>
          </table:table-cell>
          <table:table-cell table:style-name="ce5" office:value-type="float" office:value="0.00000069" calcext:value-type="float">
            <text:p>6,90E-07</text:p>
          </table:table-cell>
          <table:table-cell office:value-type="float" office:value="0.081" calcext:value-type="float">
            <text:p>0,081</text:p>
          </table:table-cell>
          <table:table-cell table:style-name="ce5" office:value-type="float" office:value="0.000000373" calcext:value-type="float">
            <text:p>3,73E-07</text:p>
          </table:table-cell>
          <table:table-cell office:value-type="float" office:value="0.103" calcext:value-type="float">
            <text:p>0,103</text:p>
          </table:table-cell>
          <table:table-cell table:style-name="ce5" office:value-type="float" office:value="0.0000395" calcext:value-type="float">
            <text:p>3,95E-05</text:p>
          </table:table-cell>
          <table:table-cell table:style-name="ce5" office:value-type="float" office:value="0.00001797" calcext:value-type="float">
            <text:p>1,80E-05</text:p>
          </table:table-cell>
          <table:table-cell table:style-name="ce5" office:value-type="float" office:value="0.0000142" calcext:value-type="float">
            <text:p>1,42E-05</text:p>
          </table:table-cell>
          <table:table-cell table:style-name="ce5" office:value-type="float" office:value="0.000000616" calcext:value-type="float">
            <text:p>6,16E-07</text:p>
          </table:table-cell>
          <table:table-cell table:style-name="ce5" office:value-type="float" office:value="0.00000271" calcext:value-type="float">
            <text:p>2,71E-06</text:p>
          </table:table-cell>
          <table:table-cell table:style-name="ce5" office:value-type="float" office:value="0.0000019" calcext:value-type="float">
            <text:p>1,90E-06</text:p>
          </table:table-cell>
          <table:table-cell office:value-type="float" office:value="0.00014" calcext:value-type="float">
            <text:p>0,00014</text:p>
          </table:table-cell>
          <table:table-cell table:style-name="ce5" office:value-type="float" office:value="0.00000316" calcext:value-type="float">
            <text:p>3,16E-06</text:p>
          </table:table-cell>
          <table:table-cell office:value-type="float" office:value="0.0097" calcext:value-type="float">
            <text:p>0,0097</text:p>
          </table:table-cell>
          <table:table-cell table:style-name="ce5" office:value-type="float" office:value="0.00000499" calcext:value-type="float">
            <text:p>4,99E-06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124" calcext:value-type="float">
            <text:p>0,01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2</text:p>
          </table:table-cell>
          <table:table-cell table:style-name="ce5" office:value-type="float" office:value="0.000000827" calcext:value-type="float">
            <text:p>8,27E-07</text:p>
          </table:table-cell>
          <table:table-cell table:style-name="ce5" office:value-type="float" office:value="0.0000394" calcext:value-type="float">
            <text:p>3,94E-05</text:p>
          </table:table-cell>
          <table:table-cell office:value-type="float" office:value="0.053" calcext:value-type="float">
            <text:p>0,053</text:p>
          </table:table-cell>
          <table:table-cell table:style-name="ce5" office:value-type="float" office:value="0.0000332" calcext:value-type="float">
            <text:p>3,32E-05</text:p>
          </table:table-cell>
          <table:table-cell office:value-type="float" office:value="0.139" calcext:value-type="float">
            <text:p>0,139</text:p>
          </table:table-cell>
          <table:table-cell table:style-name="ce5" office:value-type="float" office:value="0.0000353" calcext:value-type="float">
            <text:p>3,53E-05</text:p>
          </table:table-cell>
          <table:table-cell table:style-name="ce5" office:value-type="float" office:value="0.001" calcext:value-type="float">
            <text:p>1,00E-03</text:p>
          </table:table-cell>
          <table:table-cell table:style-name="ce5" office:value-type="float" office:value="0.00000421" calcext:value-type="float">
            <text:p>4,21E-06</text:p>
          </table:table-cell>
          <table:table-cell table:style-name="ce5" office:value-type="float" office:value="0.000006049" calcext:value-type="float">
            <text:p>6,05E-06</text:p>
          </table:table-cell>
          <table:table-cell table:style-name="ce5" office:value-type="float" office:value="0.000000669" calcext:value-type="float">
            <text:p>6,69E-07</text:p>
          </table:table-cell>
          <table:table-cell table:style-name="ce5" office:value-type="float" office:value="0.00000307" calcext:value-type="float">
            <text:p>3,07E-06</text:p>
          </table:table-cell>
          <table:table-cell table:style-name="ce5" office:value-type="float" office:value="0.0000384" calcext:value-type="float">
            <text:p>3,84E-05</text:p>
          </table:table-cell>
          <table:table-cell table:style-name="ce5" office:value-type="float" office:value="0.00000344" calcext:value-type="float">
            <text:p>3,44E-06</text:p>
          </table:table-cell>
          <table:table-cell office:value-type="float" office:value="0.00995" calcext:value-type="float">
            <text:p>0,00995</text:p>
          </table:table-cell>
          <table:table-cell table:style-name="ce5" office:value-type="float" office:value="0.0000089" calcext:value-type="float">
            <text:p>8,90E-06</text:p>
          </table:table-cell>
          <table:table-cell table:style-name="ce5" office:value-type="float" office:value="0.00004041" calcext:value-type="float">
            <text:p>4,04E-05</text:p>
          </table:table-cell>
          <table:table-cell office:value-type="float" office:value="0.00558" calcext:value-type="float">
            <text:p>0,005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3</text:p>
          </table:table-cell>
          <table:table-cell table:style-name="ce5" office:value-type="float" office:value="0.00000203" calcext:value-type="float">
            <text:p>2,03E-06</text:p>
          </table:table-cell>
          <table:table-cell table:style-name="ce5" office:value-type="float" office:value="0.000000131" calcext:value-type="float">
            <text:p>1,31E-07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0.00000105" calcext:value-type="float">
            <text:p>1,05E-06</text:p>
          </table:table-cell>
          <table:table-cell office:value-type="float" office:value="0.071" calcext:value-type="float">
            <text:p>0,071</text:p>
          </table:table-cell>
          <table:table-cell table:style-name="ce5" office:value-type="float" office:value="0.00000859" calcext:value-type="float">
            <text:p>8,59E-06</text:p>
          </table:table-cell>
          <table:table-cell table:style-name="ce5" office:value-type="float" office:value="0.00000168" calcext:value-type="float">
            <text:p>1,68E-06</text:p>
          </table:table-cell>
          <table:table-cell table:style-name="ce5" office:value-type="float" office:value="0.000000248" calcext:value-type="float">
            <text:p>2,48E-07</text:p>
          </table:table-cell>
          <table:table-cell table:style-name="ce5" office:value-type="float" office:value="0.000000601" calcext:value-type="float">
            <text:p>6,01E-07</text:p>
          </table:table-cell>
          <table:table-cell table:style-name="ce5" office:value-type="float" office:value="0.00000499" calcext:value-type="float">
            <text:p>4,99E-06</text:p>
          </table:table-cell>
          <table:table-cell table:style-name="ce5" office:value-type="float" office:value="0.0000139" calcext:value-type="float">
            <text:p>1,39E-05</text:p>
          </table:table-cell>
          <table:table-cell office:value-type="string" calcext:value-type="string">
            <text:p>x</text:p>
          </table:table-cell>
          <table:table-cell table:style-name="ce5" office:value-type="float" office:value="0.00000133" calcext:value-type="float">
            <text:p>1,33E-06</text:p>
          </table:table-cell>
          <table:table-cell office:value-type="float" office:value="0.0031" calcext:value-type="float">
            <text:p>0,0031</text:p>
          </table:table-cell>
          <table:table-cell table:style-name="ce5" office:value-type="float" office:value="0.00007523" calcext:value-type="float">
            <text:p>7,52E-05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238" calcext:value-type="float">
            <text:p>0,0023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4</text:p>
          </table:table-cell>
          <table:table-cell table:style-name="ce5" office:value-type="float" office:value="0.000000124" calcext:value-type="float">
            <text:p>1,24E-07</text:p>
          </table:table-cell>
          <table:table-cell table:style-name="ce5" office:value-type="float" office:value="0.00000116" calcext:value-type="float">
            <text:p>1,16E-06</text:p>
          </table:table-cell>
          <table:table-cell office:value-type="float" office:value="0.081" calcext:value-type="float">
            <text:p>0,081</text:p>
          </table:table-cell>
          <table:table-cell table:style-name="ce5" office:value-type="float" office:value="0.000000288" calcext:value-type="float">
            <text:p>2,88E-07</text:p>
          </table:table-cell>
          <table:table-cell office:value-type="float" office:value="0.0152" calcext:value-type="float">
            <text:p>0,0152</text:p>
          </table:table-cell>
          <table:table-cell table:style-name="ce5" office:value-type="float" office:value="0.00000389" calcext:value-type="float">
            <text:p>3,89E-06</text:p>
          </table:table-cell>
          <table:table-cell table:style-name="ce5" office:value-type="float" office:value="0.00074" calcext:value-type="float">
            <text:p>7,40E-04</text:p>
          </table:table-cell>
          <table:table-cell table:style-name="ce5" office:value-type="float" office:value="0.00000124" calcext:value-type="float">
            <text:p>1,24E-06</text:p>
          </table:table-cell>
          <table:table-cell table:style-name="ce5" office:value-type="float" office:value="0.0000124" calcext:value-type="float">
            <text:p>1,24E-05</text:p>
          </table:table-cell>
          <table:table-cell table:style-name="ce5" office:value-type="float" office:value="0.00000361" calcext:value-type="float">
            <text:p>3,61E-06</text:p>
          </table:table-cell>
          <table:table-cell table:style-name="ce5" office:value-type="float" office:value="0.00000398" calcext:value-type="float">
            <text:p>3,98E-06</text:p>
          </table:table-cell>
          <table:table-cell/>
          <table:table-cell table:style-name="ce5" office:value-type="float" office:value="0.000002984" calcext:value-type="float">
            <text:p>2,98E-06</text:p>
          </table:table-cell>
          <table:table-cell office:value-type="float" office:value="0.00837" calcext:value-type="float">
            <text:p>0,00837</text:p>
          </table:table-cell>
          <table:table-cell table:style-name="ce5" office:value-type="float" office:value="0.000022" calcext:value-type="float">
            <text:p>2,20E-05</text:p>
          </table:table-cell>
          <table:table-cell office:value-type="float" office:value="0.000509" calcext:value-type="float">
            <text:p>0,000509</text:p>
          </table:table-cell>
          <table:table-cell office:value-type="float" office:value="0.0206" calcext:value-type="float">
            <text:p>0,02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5</text:p>
          </table:table-cell>
          <table:table-cell table:style-name="ce5" office:value-type="float" office:value="0.00000717" calcext:value-type="float">
            <text:p>7,17E-06</text:p>
          </table:table-cell>
          <table:table-cell table:style-name="ce5" office:value-type="float" office:value="0.00004053" calcext:value-type="float">
            <text:p>4,05E-05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0.000000656" calcext:value-type="float">
            <text:p>6,56E-07</text:p>
          </table:table-cell>
          <table:table-cell office:value-type="float" office:value="0.0144" calcext:value-type="float">
            <text:p>0,0144</text:p>
          </table:table-cell>
          <table:table-cell table:style-name="ce5" office:value-type="float" office:value="0.0000219" calcext:value-type="float">
            <text:p>2,19E-05</text:p>
          </table:table-cell>
          <table:table-cell table:style-name="ce5" office:value-type="float" office:value="0.0000739" calcext:value-type="float">
            <text:p>7,39E-05</text:p>
          </table:table-cell>
          <table:table-cell table:style-name="ce5" office:value-type="float" office:value="0.000000955" calcext:value-type="float">
            <text:p>9,55E-07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238" calcext:value-type="float">
            <text:p>2,38E-06</text:p>
          </table:table-cell>
          <table:table-cell table:style-name="ce5" office:value-type="float" office:value="0.000001805" calcext:value-type="float">
            <text:p>1,81E-06</text:p>
          </table:table-cell>
          <table:table-cell/>
          <table:table-cell table:style-name="ce5" office:value-type="float" office:value="0.000006533" calcext:value-type="float">
            <text:p>6,53E-06</text:p>
          </table:table-cell>
          <table:table-cell office:value-type="float" office:value="0.00867" calcext:value-type="float">
            <text:p>0,00867</text:p>
          </table:table-cell>
          <table:table-cell table:style-name="ce5" office:value-type="float" office:value="0.000004968" calcext:value-type="float">
            <text:p>4,97E-06</text:p>
          </table:table-cell>
          <table:table-cell office:value-type="float" office:value="0.000177" calcext:value-type="float">
            <text:p>0,000177</text:p>
          </table:table-cell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6</text:p>
          </table:table-cell>
          <table:table-cell table:style-name="ce5" office:value-type="float" office:value="0.0000000713" calcext:value-type="float">
            <text:p>7,13E-08</text:p>
          </table:table-cell>
          <table:table-cell table:style-name="ce5" office:value-type="float" office:value="0.00001053" calcext:value-type="float">
            <text:p>1,05E-05</text:p>
          </table:table-cell>
          <table:table-cell office:value-type="float" office:value="0.053" calcext:value-type="float">
            <text:p>0,053</text:p>
          </table:table-cell>
          <table:table-cell table:style-name="ce5" office:value-type="float" office:value="0.0000000875" calcext:value-type="float">
            <text:p>8,75E-08</text:p>
          </table:table-cell>
          <table:table-cell office:value-type="float" office:value="0.129" calcext:value-type="float">
            <text:p>0,129</text:p>
          </table:table-cell>
          <table:table-cell table:style-name="ce5" office:value-type="float" office:value="0.0000236" calcext:value-type="float">
            <text:p>2,36E-05</text:p>
          </table:table-cell>
          <table:table-cell table:style-name="ce5" office:value-type="float" office:value="0.00000136" calcext:value-type="float">
            <text:p>1,36E-06</text:p>
          </table:table-cell>
          <table:table-cell table:style-name="ce5" office:value-type="float" office:value="0.00000173" calcext:value-type="float">
            <text:p>1,73E-06</text:p>
          </table:table-cell>
          <table:table-cell table:style-name="ce5" office:value-type="float" office:value="0.000000124" calcext:value-type="float">
            <text:p>1,24E-07</text:p>
          </table:table-cell>
          <table:table-cell table:style-name="ce5" office:value-type="float" office:value="0.000001127" calcext:value-type="float">
            <text:p>1,13E-06</text:p>
          </table:table-cell>
          <table:table-cell table:style-name="ce5" office:value-type="float" office:value="0.000000499" calcext:value-type="float">
            <text:p>4,99E-07</text:p>
          </table:table-cell>
          <table:table-cell/>
          <table:table-cell table:style-name="ce5" office:value-type="float" office:value="0.0000061" calcext:value-type="float">
            <text:p>6,10E-06</text:p>
          </table:table-cell>
          <table:table-cell office:value-type="float" office:value="0.00443" calcext:value-type="float">
            <text:p>0,00443</text:p>
          </table:table-cell>
          <table:table-cell table:style-name="ce5" office:value-type="float" office:value="0.00001261" calcext:value-type="float">
            <text:p>1,26E-05</text:p>
          </table:table-cell>
          <table:table-cell office:value-type="float" office:value="0.000536" calcext:value-type="float">
            <text:p>0,00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n7</text:p>
          </table:table-cell>
          <table:table-cell table:style-name="ce5" office:value-type="float" office:value="0.000000312" calcext:value-type="float">
            <text:p>3,12E-07</text:p>
          </table:table-cell>
          <table:table-cell table:style-name="ce5" office:value-type="float" office:value="0.0000147" calcext:value-type="float">
            <text:p>1,47E-05</text:p>
          </table:table-cell>
          <table:table-cell office:value-type="float" office:value="0.0996" calcext:value-type="float">
            <text:p>0,0996</text:p>
          </table:table-cell>
          <table:table-cell table:style-name="ce5" office:value-type="float" office:value="0.000000963" calcext:value-type="float">
            <text:p>9,63E-07</text:p>
          </table:table-cell>
          <table:table-cell office:value-type="float" office:value="0.147" calcext:value-type="float">
            <text:p>0,147</text:p>
          </table:table-cell>
          <table:table-cell table:style-name="ce5" office:value-type="float" office:value="0.00000439" calcext:value-type="float">
            <text:p>4,39E-06</text:p>
          </table:table-cell>
          <table:table-cell office:value-type="float" office:value="0.0031" calcext:value-type="float">
            <text:p>0,0031</text:p>
          </table:table-cell>
          <table:table-cell table:style-name="ce5" office:value-type="float" office:value="0.0000223" calcext:value-type="float">
            <text:p>2,23E-05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117" calcext:value-type="float">
            <text:p>1,17E-06</text:p>
          </table:table-cell>
          <table:table-cell table:style-name="ce5" office:value-type="float" office:value="0.000002117" calcext:value-type="float">
            <text:p>2,12E-06</text:p>
          </table:table-cell>
          <table:table-cell/>
          <table:table-cell table:style-name="ce5" office:value-type="float" office:value="0.00000633" calcext:value-type="float">
            <text:p>6,33E-06</text:p>
          </table:table-cell>
          <table:table-cell office:value-type="float" office:value="0.000988" calcext:value-type="float">
            <text:p>0,00098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n8</text:p>
          </table:table-cell>
          <table:table-cell table:style-name="ce5" office:value-type="float" office:value="0.00000293" calcext:value-type="float">
            <text:p>2,93E-06</text:p>
          </table:table-cell>
          <table:table-cell table:style-name="ce5" office:value-type="float" office:value="0.0000186" calcext:value-type="float">
            <text:p>1,86E-05</text:p>
          </table:table-cell>
          <table:table-cell office:value-type="float" office:value="0.0711" calcext:value-type="float">
            <text:p>0,0711</text:p>
          </table:table-cell>
          <table:table-cell table:style-name="ce5" office:value-type="float" office:value="0.000000395" calcext:value-type="float">
            <text:p>3,95E-07</text:p>
          </table:table-cell>
          <table:table-cell office:value-type="float" office:value="0.097" calcext:value-type="float">
            <text:p>0,097</text:p>
          </table:table-cell>
          <table:table-cell table:style-name="ce5" office:value-type="float" office:value="0.000000341" calcext:value-type="float">
            <text:p>3,41E-07</text:p>
          </table:table-cell>
          <table:table-cell office:value-type="float" office:value="0.00019" calcext:value-type="float">
            <text:p>0,00019</text:p>
          </table:table-cell>
          <table:table-cell table:style-name="ce5" office:value-type="float" office:value="0.0000316" calcext:value-type="float">
            <text:p>3,16E-05</text:p>
          </table:table-cell>
          <table:table-cell table:style-name="ce5" office:value-type="float" office:value="0.000000719" calcext:value-type="float">
            <text:p>7,19E-07</text:p>
          </table:table-cell>
          <table:table-cell table:style-name="ce5" office:value-type="float" office:value="0.000000224" calcext:value-type="float">
            <text:p>2,24E-07</text:p>
          </table:table-cell>
          <table:table-cell table:style-name="ce5" office:value-type="float" office:value="0.000002136" calcext:value-type="float">
            <text:p>2,14E-06</text:p>
          </table:table-cell>
          <table:table-cell/>
          <table:table-cell table:style-name="ce5" office:value-type="float" office:value="0.000002735" calcext:value-type="float">
            <text:p>2,74E-06</text:p>
          </table:table-cell>
          <table:table-cell office:value-type="float" office:value="0.00858" calcext:value-type="float">
            <text:p>0,008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un9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283" calcext:value-type="float">
            <text:p>2,83E-06</text:p>
          </table:table-cell>
          <table:table-cell office:value-type="float" office:value="0.083" calcext:value-type="float">
            <text:p>0,083</text:p>
          </table:table-cell>
          <table:table-cell table:style-name="ce5" office:value-type="float" office:value="0.000000275" calcext:value-type="float">
            <text:p>2,75E-07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0.0000174" calcext:value-type="float">
            <text:p>1,74E-05</text:p>
          </table:table-cell>
          <table:table-cell table:style-name="ce5" office:value-type="float" office:value="0.0000413" calcext:value-type="float">
            <text:p>4,13E-05</text:p>
          </table:table-cell>
          <table:table-cell table:style-name="ce5" office:value-type="float" office:value="0.00000265" calcext:value-type="float">
            <text:p>2,65E-06</text:p>
          </table:table-cell>
          <table:table-cell table:style-name="ce5" office:value-type="float" office:value="0.0000285" calcext:value-type="float">
            <text:p>2,85E-05</text:p>
          </table:table-cell>
          <table:table-cell table:style-name="ce5" office:value-type="float" office:value="0.000001353" calcext:value-type="float">
            <text:p>1,35E-06</text:p>
          </table:table-cell>
          <table:table-cell table:style-name="ce5" office:value-type="float" office:value="0.0000004422" calcext:value-type="float">
            <text:p>4,42E-07</text:p>
          </table:table-cell>
          <table:table-cell/>
          <table:table-cell table:style-name="ce5" office:value-type="float" office:value="0.00001096" calcext:value-type="float">
            <text:p>1,10E-05</text:p>
          </table:table-cell>
          <table:table-cell office:value-type="float" office:value="0.0091" calcext:value-type="float">
            <text:p>0,00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un10</text:p>
          </table:table-cell>
          <table:table-cell table:style-name="ce5" office:value-type="float" office:value="0.00000174" calcext:value-type="float">
            <text:p>1,74E-06</text:p>
          </table:table-cell>
          <table:table-cell table:style-name="ce5" office:value-type="float" office:value="0.000014" calcext:value-type="float">
            <text:p>1,40E-05</text:p>
          </table:table-cell>
          <table:table-cell office:value-type="float" office:value="0.0957" calcext:value-type="float">
            <text:p>0,0957</text:p>
          </table:table-cell>
          <table:table-cell table:style-name="ce5" office:value-type="float" office:value="0.000000487" calcext:value-type="float">
            <text:p>4,87E-07</text:p>
          </table:table-cell>
          <table:table-cell office:value-type="float" office:value="0.151" calcext:value-type="float">
            <text:p>0,151</text:p>
          </table:table-cell>
          <table:table-cell table:style-name="ce5" office:value-type="float" office:value="0.00000706" calcext:value-type="float">
            <text:p>7,06E-06</text:p>
          </table:table-cell>
          <table:table-cell office:value-type="float" office:value="0.00016" calcext:value-type="float">
            <text:p>0,00016</text:p>
          </table:table-cell>
          <table:table-cell table:style-name="ce5" office:value-type="float" office:value="0.000000117" calcext:value-type="float">
            <text:p>1,17E-07</text:p>
          </table:table-cell>
          <table:table-cell table:style-name="ce5" office:value-type="float" office:value="0.0000227" calcext:value-type="float">
            <text:p>2,27E-05</text:p>
          </table:table-cell>
          <table:table-cell table:style-name="ce5" office:value-type="float" office:value="0.0000004037" calcext:value-type="float">
            <text:p>4,04E-07</text:p>
          </table:table-cell>
          <table:table-cell table:style-name="ce5" office:value-type="float" office:value="0.00000221" calcext:value-type="float">
            <text:p>2,21E-06</text:p>
          </table:table-cell>
          <table:table-cell office:value-type="string" calcext:value-type="string">
            <text:p>x</text:p>
          </table:table-cell>
          <table:table-cell table:style-name="ce5" office:value-type="float" office:value="0.0000006716" calcext:value-type="float">
            <text:p>6,72E-07</text:p>
          </table:table-cell>
          <table:table-cell office:value-type="float" office:value="0.005" calcext:value-type="float">
            <text:p>0,005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table:formula="of:=AVERAGE([.B2:.B11])" office:value-type="float" office:value="0.00000221043" calcext:value-type="float">
            <text:p>2,21E-06</text:p>
          </table:table-cell>
          <table:table-cell table:style-name="ce6" table:formula="of:=AVERAGE([.C2:.C11])" office:value-type="float" office:value="0.0000142571" calcext:value-type="float">
            <text:p>1,43E-05</text:p>
          </table:table-cell>
          <table:table-cell table:style-name="ce6" table:formula="of:=AVERAGE([.D2:.D11])" office:value-type="float" office:value="0.07674" calcext:value-type="float">
            <text:p>7,67E-02</text:p>
          </table:table-cell>
          <table:table-cell table:style-name="ce6" table:formula="of:=AVERAGE([.E2:.E11])" office:value-type="float" office:value="0.00000377745" calcext:value-type="float">
            <text:p>3,78E-06</text:p>
          </table:table-cell>
          <table:table-cell table:style-name="ce6" table:formula="of:=AVERAGE([.F2:.F11])" office:value-type="float" office:value="0.10666" calcext:value-type="float">
            <text:p>1,07E-01</text:p>
          </table:table-cell>
          <table:table-cell table:style-name="ce6" table:formula="of:=AVERAGE([.G2:.G11])" office:value-type="float" office:value="0.0000161971" calcext:value-type="float">
            <text:p>1,62E-05</text:p>
          </table:table-cell>
          <table:table-cell table:style-name="ce6" table:formula="of:=AVERAGE([.H2:.H11])" office:value-type="float" office:value="0.000532621" calcext:value-type="float">
            <text:p>5,33E-04</text:p>
          </table:table-cell>
          <table:table-cell table:style-name="ce6" table:formula="of:=AVERAGE([.I2:.I11])" office:value-type="float" office:value="0.000007925" calcext:value-type="float">
            <text:p>7,93E-06</text:p>
          </table:table-cell>
          <table:table-cell table:style-name="ce6" table:formula="of:=AVERAGE([.J2:.J11])" office:value-type="float" office:value="0.0000078569" calcext:value-type="float">
            <text:p>7,86E-06</text:p>
          </table:table-cell>
          <table:table-cell table:style-name="ce6" table:formula="of:=AVERAGE([.K2:.K11])" office:value-type="float" office:value="0.00000186367" calcext:value-type="float">
            <text:p>1,86E-06</text:p>
          </table:table-cell>
          <table:table-cell table:style-name="ce6" table:formula="of:=AVERAGE([.L2:.L11])" office:value-type="float" office:value="0.00000320592" calcext:value-type="float">
            <text:p>3,21E-06</text:p>
          </table:table-cell>
          <table:table-cell table:style-name="ce6" table:formula="of:=AVERAGE([.M2:.M11])" office:value-type="float" office:value="0.0000892" calcext:value-type="float">
            <text:p>8,92E-05</text:p>
          </table:table-cell>
          <table:table-cell table:style-name="ce6" table:formula="of:=AVERAGE([.N2:.N11])" office:value-type="float" office:value="0.00000442436" calcext:value-type="float">
            <text:p>4,42E-06</text:p>
          </table:table-cell>
          <table:table-cell table:style-name="ce6" table:formula="of:=AVERAGE([.O2:.O11])" office:value-type="float" office:value="0.0067888" calcext:value-type="float">
            <text:p>6,79E-03</text:p>
          </table:table-cell>
          <table:table-cell table:style-name="ce6" table:formula="of:=AVERAGE([.P2:.P11])" office:value-type="float" office:value="0.0000214496666666667" calcext:value-type="float">
            <text:p>2,14E-05</text:p>
          </table:table-cell>
          <table:table-cell table:style-name="ce6" table:formula="of:=AVERAGE([.Q2:.Q11])" office:value-type="float" office:value="0.000406401666666667" calcext:value-type="float">
            <text:p>4,06E-04</text:p>
          </table:table-cell>
          <table:table-cell table:style-name="ce6" table:formula="of:=AVERAGE([.R2:.R11])" office:value-type="float" office:value="0.01024" calcext:value-type="float">
            <text:p>1,02E-02</text:p>
          </table:table-cell>
          <table:table-cell table:style-name="ce3"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09:38:52.991553256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8:21:53.258226542</meta:creation-date>
    <dc:date>2022-05-13T11:50:43.450193593</dc:date>
    <meta:editing-duration>P1DT9H6M3S</meta:editing-duration>
    <meta:editing-cycles>199</meta:editing-cycles>
    <meta:generator>LibreOffice/7.3.3.2$Linux_X86_64 LibreOffice_project/30$Build-2</meta:generator>
    <meta:document-statistic meta:table-count="2" meta:cell-count="215" meta:object-count="0"/>
  </office:meta>
</office:document-meta>
</file>